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Helvetica Neue LT Pro', 'Helvetica Neue', Helvetica, Arial, sans-serif"/>
    <style:font-face style:name="OpenSymbol" svg:font-family="OpenSymbol"/>
    <style:font-face style:name="droid sans" svg:font-family="'droid sans', Arial, sans-serif"/>
    <style:font-face style:name="monospace" svg:font-family="monospace,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2c2c2c" style:font-name="droid sans" fo:font-size="16.5pt" fo:letter-spacing="normal" fo:font-style="normal" fo:font-weight="bold"/>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4"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fo:letter-spacing="normal"/>
    </style:style>
    <style:style style:name="P5" style:family="paragraph" style:parent-style-name="Standard">
      <style:paragraph-properties fo:margin-left="0in" fo:margin-right="0in" fo:margin-top="0in" fo:margin-bottom="0.1965in"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6" style:family="paragraph" style:parent-style-name="Text_20_body" style:list-style-name="L15">
      <style:paragraph-properties fo:orphans="2" fo:widows="2"/>
      <style:text-properties fo:font-variant="normal" fo:text-transform="none" fo:color="#2c2c2c" style:font-name="droid sans" fo:font-size="10.5pt" fo:letter-spacing="normal" fo:font-style="normal" fo:font-weight="normal"/>
    </style:style>
    <style:style style:name="P7" style:family="paragraph" style:parent-style-name="Text_20_body" style:list-style-name="L16">
      <style:paragraph-properties fo:orphans="2" fo:widows="2"/>
      <style:text-properties fo:font-variant="normal" fo:text-transform="none" fo:color="#2c2c2c" style:font-name="droid sans" fo:font-size="10.5pt" fo:letter-spacing="normal" fo:font-style="normal" fo:font-weight="normal"/>
    </style:style>
    <style:style style:name="P8" style:family="paragraph" style:parent-style-name="Text_20_body" style:list-style-name="L17">
      <style:paragraph-properties fo:orphans="2" fo:widows="2"/>
      <style:text-properties fo:font-variant="normal" fo:text-transform="none" fo:color="#2c2c2c" style:font-name="droid sans" fo:font-size="10.5pt" fo:letter-spacing="normal" fo:font-style="normal" fo:font-weight="normal"/>
    </style:style>
    <style:style style:name="P9" style:family="paragraph" style:parent-style-name="Text_20_body" style:list-style-name="L18">
      <style:paragraph-properties fo:orphans="2" fo:widows="2"/>
      <style:text-properties fo:font-variant="normal" fo:text-transform="none" fo:color="#2c2c2c" style:font-name="droid sans" fo:font-size="10.5pt" fo:letter-spacing="normal" fo:font-style="normal" fo:font-weight="normal"/>
    </style:style>
    <style:style style:name="P10" style:family="paragraph" style:parent-style-name="Text_20_body" style:list-style-name="L19">
      <style:paragraph-properties fo:orphans="2" fo:widows="2"/>
      <style:text-properties fo:font-variant="normal" fo:text-transform="none" fo:color="#2c2c2c" style:font-name="droid sans" fo:font-size="10.5pt" fo:letter-spacing="normal" fo:font-style="normal" fo:font-weight="normal"/>
    </style:style>
    <style:style style:name="P11" style:family="paragraph" style:parent-style-name="Text_20_body" style:list-style-name="L20">
      <style:paragraph-properties fo:orphans="2" fo:widows="2"/>
      <style:text-properties fo:font-variant="normal" fo:text-transform="none" fo:color="#2c2c2c" style:font-name="droid sans" fo:font-size="10.5pt" fo:letter-spacing="normal" fo:font-style="normal" fo:font-weight="normal"/>
    </style:style>
    <style:style style:name="P12" style:family="paragraph" style:parent-style-name="Text_20_body" style:list-style-name="L21">
      <style:paragraph-properties fo:orphans="2" fo:widows="2"/>
      <style:text-properties fo:font-variant="normal" fo:text-transform="none" fo:color="#2c2c2c" style:font-name="droid sans" fo:font-size="10.5pt" fo:letter-spacing="normal" fo:font-style="normal" fo:font-weight="normal"/>
    </style:style>
    <style:style style:name="P13" style:family="paragraph" style:parent-style-name="Text_20_body" style:list-style-name="L22">
      <style:paragraph-properties fo:orphans="2" fo:widows="2"/>
      <style:text-properties fo:font-variant="normal" fo:text-transform="none" fo:color="#2c2c2c" style:font-name="droid sans" fo:font-size="10.5pt" fo:letter-spacing="normal" fo:font-style="normal" fo:font-weight="normal"/>
    </style:style>
    <style:style style:name="P14" style:family="paragraph" style:parent-style-name="Text_20_body" style:list-style-name="L23">
      <style:paragraph-properties fo:orphans="2" fo:widows="2"/>
      <style:text-properties fo:font-variant="normal" fo:text-transform="none" fo:color="#2c2c2c" style:font-name="droid sans" fo:font-size="10.5pt" fo:letter-spacing="normal" fo:font-style="normal" fo:font-weight="normal"/>
    </style:style>
    <style:style style:name="P15" style:family="paragraph" style:parent-style-name="Text_20_body" style:list-style-name="L24">
      <style:paragraph-properties fo:orphans="2" fo:widows="2"/>
      <style:text-properties fo:font-variant="normal" fo:text-transform="none" fo:color="#2c2c2c" style:font-name="droid sans" fo:font-size="10.5pt" fo:letter-spacing="normal" fo:font-style="normal" fo:font-weight="normal"/>
    </style:style>
    <style:style style:name="P16" style:family="paragraph" style:parent-style-name="Text_20_body" style:list-style-name="L25">
      <style:paragraph-properties fo:orphans="2" fo:widows="2"/>
      <style:text-properties fo:font-variant="normal" fo:text-transform="none" fo:color="#2c2c2c" style:font-name="droid sans" fo:font-size="10.5pt" fo:letter-spacing="normal" fo:font-style="normal" fo:font-weight="normal"/>
    </style:style>
    <style:style style:name="P17" style:family="paragraph" style:parent-style-name="Text_20_body" style:list-style-name="L26">
      <style:paragraph-properties fo:orphans="2" fo:widows="2"/>
      <style:text-properties fo:font-variant="normal" fo:text-transform="none" fo:color="#2c2c2c" style:font-name="droid sans" fo:font-size="10.5pt" fo:letter-spacing="normal" fo:font-style="normal" fo:font-weight="normal"/>
    </style:style>
    <style:style style:name="P18" style:family="paragraph" style:parent-style-name="Text_20_body" style:list-style-name="L27">
      <style:paragraph-properties fo:orphans="2" fo:widows="2"/>
      <style:text-properties fo:font-variant="normal" fo:text-transform="none" fo:color="#2c2c2c" style:font-name="droid sans" fo:font-size="10.5pt" fo:letter-spacing="normal" fo:font-style="normal" fo:font-weight="normal"/>
    </style:style>
    <style:style style:name="P19" style:family="paragraph" style:parent-style-name="Text_20_body" style:list-style-name="L28">
      <style:paragraph-properties fo:orphans="2" fo:widows="2"/>
      <style:text-properties fo:font-variant="normal" fo:text-transform="none" fo:color="#2c2c2c" style:font-name="droid sans" fo:font-size="10.5pt" fo:letter-spacing="normal" fo:font-style="normal" fo:font-weight="normal"/>
    </style:style>
    <style:style style:name="P20" style:family="paragraph" style:parent-style-name="Text_20_body" style:list-style-name="L29">
      <style:paragraph-properties fo:orphans="2" fo:widows="2"/>
      <style:text-properties fo:font-variant="normal" fo:text-transform="none" fo:color="#2c2c2c" style:font-name="droid sans" fo:font-size="10.5pt" fo:letter-spacing="normal" fo:font-style="normal" fo:font-weight="normal"/>
    </style:style>
    <style:style style:name="P21" style:family="paragraph" style:parent-style-name="Text_20_body" style:list-style-name="L30">
      <style:paragraph-properties fo:orphans="2" fo:widows="2"/>
      <style:text-properties fo:font-variant="normal" fo:text-transform="none" fo:color="#2c2c2c" style:font-name="droid sans" fo:font-size="10.5pt" fo:letter-spacing="normal" fo:font-style="normal" fo:font-weight="normal"/>
    </style:style>
    <style:style style:name="P2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2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24" style:family="paragraph" style:parent-style-name="Text_20_body" style:list-style-name="L21">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25"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bold"/>
    </style:style>
    <style:style style:name="P26"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c2c2c" fo:letter-spacing="normal"/>
    </style:style>
    <style:style style:name="P27" style:family="paragraph" style:parent-style-name="Text_20_body">
      <style:paragraph-properties fo:margin-left="0in" fo:margin-right="0in" fo:margin-top="0in" fo:margin-bottom="0in" fo:orphans="2" fo:widows="2" fo:text-indent="0in" style:auto-text-indent="false" fo:padding="0in" fo:border="none"/>
    </style:style>
    <style:style style:name="P28" style:family="paragraph" style:parent-style-name="Text_20_body">
      <style:paragraph-properties fo:margin-left="0in" fo:margin-right="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29" style:family="paragraph" style:parent-style-name="Text_20_body">
      <style:paragraph-properties fo:margin-left="0in" fo:margin-right="0in" fo:orphans="2" fo:widows="2" fo:text-indent="0in" style:auto-text-indent="false" fo:padding="0in" fo:border="none"/>
      <style:text-properties fo:font-variant="normal" fo:text-transform="none" fo:color="#2c2c2c" style:font-name="droid sans" fo:font-size="10.5pt" fo:letter-spacing="normal" fo:font-style="normal" fo:font-weight="bold"/>
    </style:style>
    <style:style style:name="P30" style:family="paragraph" style:parent-style-name="Text_20_body">
      <style:paragraph-properties fo:margin-left="0in" fo:margin-right="0in"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T1" style:family="text">
      <style:text-properties fo:font-variant="normal" fo:text-transform="none" fo:color="#2c2c2c" style:font-name="droid sans" fo:font-size="10.5pt" fo:letter-spacing="normal" fo:font-style="normal" fo:font-weight="normal"/>
    </style:style>
    <style:style style:name="T2" style:family="text">
      <style:text-properties fo:font-variant="normal" fo:text-transform="none" fo:color="#efb61c" style:text-line-through-style="none" style:font-name="droid sans" fo:font-size="10.5pt" fo:letter-spacing="normal" fo:font-style="normal" style:text-underline-style="none" fo:font-weight="normal" style:text-blinking="false"/>
    </style:style>
    <style:style style:name="T3" style:family="text">
      <style:text-properties fo:font-variant="normal" fo:text-transform="none" fo:color="#efb61c" style:text-line-through-style="none" style:font-name="droid sans" fo:font-size="10.5pt" fo:letter-spacing="normal" fo:font-style="normal" style:text-underline-style="none" fo:font-weight="bold" style:text-blinking="false"/>
    </style:style>
    <style:style style:name="T4" style:family="text">
      <style:text-properties fo:font-weight="bold"/>
    </style:style>
    <style:style style:name="T5" style:family="text">
      <style:text-properties fo:color="#efb61c" style:text-line-through-style="none" style:text-underline-style="none" style:text-blinking="false"/>
    </style:style>
    <style:style style:name="T6" style:family="text">
      <style:text-properties style:font-name="droid sans" fo:font-size="10.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02in" fo:margin-right="0.0102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25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6618in" fo:text-indent="-0.25in" fo:margin-left="0.6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18in" fo:text-indent="-0.25in" fo:margin-left="0.9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18in" fo:text-indent="-0.25in" fo:margin-left="1.1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18in" fo:text-indent="-0.25in" fo:margin-left="1.4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18in" fo:text-indent="-0.25in" fo:margin-left="1.6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18in" fo:text-indent="-0.25in" fo:margin-left="1.9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18in" fo:text-indent="-0.25in" fo:margin-left="2.1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18in" fo:text-indent="-0.25in" fo:margin-left="2.4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18in" fo:text-indent="-0.25in" fo:margin-left="2.6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18in" fo:text-indent="-0.25in" fo:margin-left="2.9118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sTitle</text:p>
      <text:p text:style-name="P4"><draw:frame draw:style-name="fr1" draw:name="graphics1" text:anchor-type="as-char" svg:width="5.4583in" svg:height="1.0311in" draw:z-index="0"><draw:image xlink:href="http://i.imgur.com/kygSHyW.png" xlink:type="simple" xlink:show="embed" xlink:actuate="onLoad"/></draw:frame></text:p>
      <text:p text:style-name="P2"/>
      <text:p text:style-name="P3">Description</text:p>
      <text:p text:style-name="P2">Similar to DeluxeTags, players can set their own title. Titles can be associated with permissions, so you can change available titles per rank or player. Has database and placeholder support.</text:p>
      <text:p text:style-name="P2"/>
      <text:p text:style-name="P5">Features</text:p>
      <text:list xml:id="list6612969784476803585" text:style-name="L15">
        <text:list-item>
          <text:p text:style-name="P6">Create as many titles as you want. These titles can contain colors, styles etc.</text:p>
        </text:list-item>
        <text:list-item>
          <text:p text:style-name="P6">Players can set their own prefix and suffix (or reset it).</text:p>
        </text:list-item>
        <text:list-item>
          <text:p text:style-name="P6">Associate titles with permissions. Players can only set these titles if they if the right permissions. This can be used for rank dependant titles or as rewards.</text:p>
        </text:list-item>
        <text:list-item>
          <text:p text:style-name="P6">Prefixes and suffixes can be set seperatly, or only one of them Since 1.3.0</text:p>
        </text:list-item>
        <text:list-item>
          <text:p text:style-name="P6">Nametag support. Show the titles also in the tag above a players head! Since 1.2.0</text:p>
        </text:list-item>
        <text:list-item>
          <text:p text:style-name="P6">Ingame adding and editing of titles Since 1.4.0</text:p>
        </text:list-item>
        <text:list-item>
          <text:p text:style-name="P6">Supports YAML, H2, mySQL, Postgre and SQLite storage methods. Since 1.5.0</text:p>
        </text:list-item>
        <text:list-item>
          <text:p text:style-name="P6">It is possible to set a default prefix and/or suffix for ne players Since 1.5.0</text:p>
        </text:list-item>
        <text:list-item>
          <text:p text:style-name="P6">Can be used next to another chat plugin. Title can be inserted into existing chatformat (on the position of "[titleprefix]/[titlesuffix]"), this plugin can overwrite the chatformat or titles can simply be inserted before and after the playername. See the installation section for more info</text:p>
        </text:list-item>
        <text:list-item>
          <text:p text:style-name="P6">Like all my plugins, every single message (confirm messages, error messages etc) is fully configurable. Even the menu! So no longer these annoying pluginname tags or ugly colors.</text:p>
        </text:list-item>
        <text:list-item>
          <text:p text:style-name="P6">Registers Placeholders into PlaceholderAPI for dsTitle Suffixes/Prefixes. Use these in PlaceholderAPI by using %dsTitle_prefix% for prefix or %dsTitle_suffix% for suffix Since 1.5.3</text:p>
        </text:list-item>
        <text:list-item>
          <text:p text:style-name="P6">Registers PlaceHolders into mvdwPlaceholderAPI for dsTitle Suffixes/Prefixes. Use these in any mvdw plugin if you have mvdwPlaceholderAPI installed by using {dstitle_prefix} Since 1.5.3</text:p>
        </text:list-item>
        <text:list-item>
          <text:p text:style-name="P6">Ability to set a default prefix and default suffix (required now) Since 1.5.3</text:p>
        </text:list-item>
        <text:list-item>
          <text:p text:style-name="P6">Able to set prefix/suffix just by clicking on the prefix/suffix in the titles list (Json style messages) Since 1.5.3</text:p>
        </text:list-item>
        <text:list-item>
          <text:p text:style-name="P6">Ability to use Hex Colors in chatTag and description of titles. Use them like &lt;#2AA8F2&gt; and &lt;gradient:#2AA8F2:#8BD448&gt; Since 2.0.3</text:p>
        </text:list-item>
        <text:list-item>
          <text:p text:style-name="P6">Fixed a few bugs, including the invisible players still having their nametags shown when dsTitle is handling nametags Since 1.5.3</text:p>
        </text:list-item>
        <text:list-item>
          <text:p text:style-name="P6">Works with vault, so every big permission plugin is supported</text:p>
        </text:list-item>
        <text:list-item>
          <text:p text:style-name="P6">Possibility to automatically check for updates (but no auto update)</text:p>
        </text:list-item>
      </text:list>
      <text:p text:style-name="P22">Example</text:p>
      <text:p text:style-name="P26"><text:soft-page-break/><draw:frame draw:style-name="fr1" draw:name="graphics2" text:anchor-type="as-char" svg:width="3.9791in" svg:height="0.2291in" draw:z-index="1"><draw:image xlink:href="http://i.imgur.com/XA5Nnba.png" xlink:type="simple" xlink:show="embed" xlink:actuate="onLoad"/></draw:frame></text:p>
      <text:p text:style-name="P23"/>
      <text:p text:style-name="P23">Example of title used in chat</text:p>
      <text:p text:style-name="P23"/>
      <text:p text:style-name="P26"><draw:frame draw:style-name="fr1" draw:name="graphics3" text:anchor-type="as-char" svg:width="2.7083in" svg:height="1.0728in" draw:z-index="2"><draw:image xlink:href="http://i.imgur.com/SngyXDP.png" xlink:type="simple" xlink:show="embed" xlink:actuate="onLoad"/></draw:frame></text:p>
      <text:p text:style-name="P23"/>
      <text:p text:style-name="P23">Example of a nametag</text:p>
      <text:p text:style-name="P23"/>
      <text:p text:style-name="P23">The config of these images can be found under 'Config' down below (it is both the 'vip' prefix and the 'vip' suffix).</text:p>
      <text:p text:style-name="P23"/>
      <text:p text:style-name="P22">Installation</text:p>
      <text:p text:style-name="P23">Simply put the dsTitle.jar in the plugins folder of your Bukkit server</text:p>
      <text:p text:style-name="P23"/>
      <text:p text:style-name="P23">If you use a chat plugin next to dsTitles, there is a change you may need to change some config files. For some chat plugins, the changes are listed down here. If your plugin is not listed here, check first if it works without editing anything. If titles aren't displayed, try to add [titleprefix] and [titlesuffix] to the chatformat of the chat plugin. If this still doesnt work, try to change general.chat_format_player_tag in plugins/dsTitle/config.yml to the playername tag used in the chat plugin. If after all of this it still doesn't work, pm me. I don't check the comments daily, but if you send a pm i get an email.</text:p>
      <text:p text:style-name="P23"/>
      <text:p text:style-name="P25">No other chat plugin</text:p>
      <text:p text:style-name="P23">No changes needed</text:p>
      <text:p text:style-name="P23"/>
      <text:p text:style-name="P25">HeroChat</text:p>
      <text:p text:style-name="P23">Works for me without editing anything.</text:p>
      <text:p text:style-name="P23"/>
      <text:p text:style-name="P25">mChat</text:p>
      <text:p text:style-name="P23">Two options:</text:p>
      <text:p text:style-name="P28"/>
      <text:list xml:id="list2280905005897064621" text:style-name="L16">
        <text:list-item>
          <text:p text:style-name="P7">Add [titleprefix] and [titlesuffix] to plugins/MChat/locale.yml: format.chat</text:p>
        </text:list-item>
        <text:list-item>
          <text:p text:style-name="P7">Change general.chat_format_player_tag in plugins/dsTitle/config.yml to '+dn' or '+n' (depending on MChat config) and dont overwrite the chatformat</text:p>
        </text:list-item>
      </text:list>
      <text:p text:style-name="P25">ChatManager (PermissionsEx)</text:p>
      <text:p text:style-name="P23">Change general.use_deprecated_listener in plugins/dsTitle/config.yml to true Add [titleprefix] and [titlesuffix] to message-format in /plugins/ChatManager/config.yml</text:p>
      <text:p text:style-name="P23"/>
      <text:p text:style-name="P25">EssentialsChat</text:p>
      <text:p text:style-name="P23">Add [titleprefix] and [titlesuffix] to chat.format in /plugins/Essentials/config.yml</text:p>
      <text:p text:style-name="P23"/>
      <text:p text:style-name="P25">DeluxeChat</text:p>
      <text:p text:style-name="P23"/>
      <text:p text:style-name="P23">Download PlaceholderAPI by clip, install it, then reboot the server. The placeholders will be installed by dsTitles next reboot.</text:p>
      <text:p text:style-name="P23"/>
      <text:p text:style-name="P25">PlaceholderAPI</text:p>
      <text:p text:style-name="P23"/>
      <text:p text:style-name="P23"><text:soft-page-break/>Download PlaceholderAPI by clip, install it, then reboot the server. The placeholders will be installed by dsTitles next reboot.</text:p>
      <text:p text:style-name="P23"/>
      <text:p text:style-name="P25">MvdwPlaceholderAPI</text:p>
      <text:p text:style-name="P23"/>
      <text:p text:style-name="P23">Download MvdwPlaceholderAPI by Maximvdw, install it, then reboot the server. The placeholders will be installed by dsTitles next reboot.</text:p>
      <text:p text:style-name="P23"/>
      <text:p text:style-name="P30">Commands</text:p>
      <text:list xml:id="list4717983346957116830" text:style-name="L17">
        <text:list-item>
          <text:p text:style-name="P8"><text:span text:style-name="T4">/title prefix</text:span> - List all prefixes</text:p>
        </text:list-item>
        <text:list-item>
          <text:p text:style-name="P8"><text:span text:style-name="T4">/title prefix set &lt;name&gt; &lt;player&gt;</text:span> - Set your own prefix or the one of an other player to the prefix with this name</text:p>
        </text:list-item>
        <text:list-item>
          <text:p text:style-name="P8"><text:span text:style-name="T4">/title suffix</text:span> - List all suffixes</text:p>
        </text:list-item>
        <text:list-item>
          <text:p text:style-name="P8"><text:span text:style-name="T4">/title suffix set &lt;name&gt; &lt;player&gt;</text:span> - Set your own suffix or the one of an other player to the suffix with this name</text:p>
        </text:list-item>
        <text:list-item>
          <text:p text:style-name="P8"><text:span text:style-name="T4">/title list</text:span> - Show all (or only available) titles</text:p>
        </text:list-item>
        <text:list-item>
          <text:p text:style-name="P8"><text:span text:style-name="T4">/title clear &lt;player&gt;</text:span> - Clear your or somebody elses current title</text:p>
        </text:list-item>
        <text:list-item>
          <text:p text:style-name="P8"><text:span text:style-name="T4">/title add &lt;prefix|suffix&gt; &lt;name&gt;</text:span> - Create a new prefix or suffix</text:p>
        </text:list-item>
        <text:list-item>
          <text:p text:style-name="P8"><text:span text:style-name="T4">/title edit &lt;prefix|suffix&gt; &lt;name&gt; &lt;field&gt; &lt;value&gt;</text:span> - Edit a field of an existing prefix or suffix. Valid fields are: chattag, headtag, permission and description. Example: /title prefix member chattag &amp;3Member Group</text:p>
        </text:list-item>
        <text:list-item>
          <text:p text:style-name="P8"><text:span text:style-name="T4">/title grant &lt;prefix|suffix&gt; &lt;name&gt; &lt;title&gt;</text:span> - Grant a prefix/suffix to somebody (needs Vault installed and ds_title.admin permission)</text:p>
        </text:list-item>
        <text:list-item>
          <text:p text:style-name="P8"><text:span text:style-name="T4">/title ungrant &lt;prefix|suffix&gt; &lt;name&gt; &lt;title&gt;</text:span> - Revoke a prefix/suffix from somebody (needs Vault installed and ds_title.admin permission)</text:p>
        </text:list-item>
        <text:list-item>
          <text:p text:style-name="P8"><text:span text:style-name="T4">/title reload</text:span> - Reload the configuration (needs ds_title.admin permission)</text:p>
        </text:list-item>
      </text:list>
      <text:p text:style-name="P22">Permissions</text:p>
      <text:p text:style-name="P23">This plugin has two major permissions:</text:p>
      <text:p text:style-name="P28"/>
      <text:list xml:id="list5799922260979675506" text:style-name="L18">
        <text:list-item>
          <text:p text:style-name="P9"><text:span text:style-name="T4">ds_title.player</text:span> - Basic permission to use /title prefix, /title prefix set, /title suffix, /title suffix set and /title clear</text:p>
        </text:list-item>
        <text:list-item>
          <text:p text:style-name="P9"><text:span text:style-name="T4">ds_title.admin</text:span> - Permission to use all commands</text:p>
        </text:list-item>
      </text:list>
      <text:p text:style-name="P23">Next to that, every command has its own permission.</text:p>
      <text:p text:style-name="P28"/>
      <text:list xml:id="list7829264590453424953" text:style-name="L19">
        <text:list-item>
          <text:p text:style-name="P10"><text:span text:style-name="T4">ds_title.title</text:span> - Permission to use the /title command. Included in <text:span text:style-name="T4">ds_title.player</text:span></text:p>
        </text:list-item>
        <text:list-item>
          <text:p text:style-name="P10"><text:span text:style-name="T4">ds_title.prefix.list</text:span> - Gives access to list the prefixes. Included in <text:span text:style-name="T4">ds_title.player</text:span></text:p>
        </text:list-item>
        <text:list-item>
          <text:p text:style-name="P10"><text:span text:style-name="T4">ds_title.suffix.list</text:span> - Gives access to list the suffixes. Included in <text:span text:style-name="T4">ds_title.player</text:span></text:p>
        </text:list-item>
        <text:list-item>
          <text:p text:style-name="P10"><text:span text:style-name="T4">ds_title.prefix.self</text:span> - Gives access to changing prefix of yourself. Included in <text:span text:style-name="T4">ds_title.player</text:span></text:p>
        </text:list-item>
        <text:list-item>
          <text:p text:style-name="P10"><text:span text:style-name="T4">ds_title.suffix.self</text:span> - Gives access to changing suffix of yourself. Included in <text:span text:style-name="T4">ds_title.player</text:span></text:p>
        </text:list-item>
        <text:list-item>
          <text:p text:style-name="P10"><text:span text:style-name="T4">ds_title.prefix.other</text:span> - Gives access to changing prefix of somebody else</text:p>
        </text:list-item>
        <text:list-item>
          <text:p text:style-name="P10"><text:span text:style-name="T4">ds_title.suffix.other</text:span> - Gives access to changing suffix of somebody else</text:p>
        </text:list-item>
        <text:list-item>
          <text:p text:style-name="P10"><text:span text:style-name="T4">ds_title.prefix</text:span> - Gives access to changing prefix of both yourself and somebody else</text:p>
        </text:list-item>
        <text:list-item>
          <text:p text:style-name="P10"><text:soft-page-break/><text:span text:style-name="T4">ds_title.suffix</text:span> - Gives access to changing suffix of both yourself and somebody else</text:p>
        </text:list-item>
        <text:list-item>
          <text:p text:style-name="P10"><text:span text:style-name="T4">ds_title.add</text:span> - Permission to add a new title</text:p>
        </text:list-item>
        <text:list-item>
          <text:p text:style-name="P10"><text:span text:style-name="T4">ds_title.edit</text:span> - Permission to edit a title</text:p>
        </text:list-item>
        <text:list-item>
          <text:p text:style-name="P10"><text:span text:style-name="T4">ds_title.clear.self</text:span> - Permission to clear your title. Included in <text:span text:style-name="T4">ds_title.player</text:span></text:p>
        </text:list-item>
        <text:list-item>
          <text:p text:style-name="P10"><text:span text:style-name="T4">ds_title.clear.other</text:span> - Permission to clear somebodys title</text:p>
        </text:list-item>
        <text:list-item>
          <text:p text:style-name="P10"><text:span text:style-name="T4">ds_title.clear</text:span> - Permission to clear title of yourself or somebody else</text:p>
        </text:list-item>
        <text:list-item>
          <text:p text:style-name="P10"><text:span text:style-name="T4">ds_title.reload</text:span> - Permission to reload the titles from config</text:p>
        </text:list-item>
        <text:list-item>
          <text:p text:style-name="P10"><text:span text:style-name="T4">ds_title.grant</text:span> - Permission to grant titles</text:p>
        </text:list-item>
        <text:list-item>
          <text:p text:style-name="P10"><text:span text:style-name="T4">ds_title.ungrant</text:span> - Permission to ungrant titles</text:p>
        </text:list-item>
      </text:list>
      <text:p text:style-name="P23">The permissions needed per title (if any) can be configured by yourself</text:p>
      <text:p text:style-name="P23"/>
      <text:p text:style-name="P22">Config</text:p>
      <text:p text:style-name="P27"><text:span text:style-name="T1">There are two config files. </text:span><text:a xlink:type="simple" xlink:href="https://github.com/DrkMatr1984/dsTitles/blob/master/src/main/resources/config.yml" office:target-frame-name="_blank" xlink:show="new" text:style-name="Internet_20_link" text:visited-style-name="Visited_20_Internet_20_Link"><text:span text:style-name="T3">config.yml</text:span></text:a><text:span text:style-name="T1"> contains the basic config. </text:span><text:a xlink:type="simple" xlink:href="https://github.com/DrkMatr1984/dsTitles/blob/master/src/main/resources/titleConfig.yml" office:target-frame-name="_blank" xlink:show="new" text:style-name="Internet_20_link" text:visited-style-name="Visited_20_Internet_20_Link"><text:span text:style-name="T3">titleConfig.yml</text:span></text:a><text:span text:style-name="T1"> contains the titles a player can set. Permissions and commands can also be found in the </text:span><text:a xlink:type="simple" xlink:href="https://github.com/DrkMatr1984/dsTitles/blob/master/src/main/resources/plugin.yml" office:target-frame-name="_blank" xlink:show="new" text:style-name="Internet_20_link" text:visited-style-name="Visited_20_Internet_20_Link"><text:span text:style-name="T3">plugin.yml</text:span></text:a><text:span text:style-name="T1">. To see more information about these files, click on the links.</text:span></text:p>
      <text:p text:style-name="P23"/>
      <text:p text:style-name="P23">Here is an example of titleConfig.yml:</text:p>
      <text:p text:style-name="P23"/>
      <text:p text:style-name="P23">prefixes:</text:p>
      <text:p text:style-name="P26">  <text:span text:style-name="T6">member:</text:span></text:p>
      <text:p text:style-name="P26">    <text:span text:style-name="T6">chattag: '&amp;3Member'</text:span></text:p>
      <text:p text:style-name="P26">    <text:span text:style-name="T6">permission: 'title.member'</text:span></text:p>
      <text:p text:style-name="P26">    <text:span text:style-name="T6">description: 'Title for members'</text:span></text:p>
      <text:p text:style-name="P26">  <text:span text:style-name="T6">vip:</text:span></text:p>
      <text:p text:style-name="P26">    <text:span text:style-name="T6">chattag: '&amp;4&amp;lVIP'</text:span></text:p>
      <text:p text:style-name="P26">    <text:span text:style-name="T6">headtag: '&amp;4&amp;lVIP&amp;r '</text:span></text:p>
      <text:p text:style-name="P26">    <text:span text:style-name="T6">permission: 'title.vip'</text:span></text:p>
      <text:p text:style-name="P26">    <text:span text:style-name="T6">description: 'Only for VIPs </text:span><text:span text:style-name="T6"><draw:frame draw:style-name="fr2" draw:name="graphics4" text:anchor-type="as-char" svg:width="0.2291in" svg:height="0.2291in" draw:z-index="3"><draw:image xlink:href="https://www.spigotmc.org/styles/default/xenforo/clear.png" xlink:type="simple" xlink:show="embed" xlink:actuate="onLoad"/><svg:title>:p</svg:title></draw:frame></text:span><text:span text:style-name="T6">'</text:span></text:p>
      <text:p text:style-name="P23">suffixes:</text:p>
      <text:p text:style-name="P26">  <text:span text:style-name="T6">vip:</text:span></text:p>
      <text:p text:style-name="P26">    <text:span text:style-name="T6">chattag: '&amp;6KING'</text:span></text:p>
      <text:p text:style-name="P26">    <text:span text:style-name="T6">headtag: '&amp;8[&amp;6K&amp;8]'</text:span></text:p>
      <text:p text:style-name="P26">    <text:span text:style-name="T6">permission: 'title.vip'</text:span></text:p>
      <text:p text:style-name="P26">    <text:span text:style-name="T6">description: 'Only for VIPs </text:span><text:span text:style-name="T6"><draw:frame draw:style-name="fr2" draw:name="graphics5" text:anchor-type="as-char" svg:width="0.2291in" svg:height="0.2291in" draw:z-index="4"><draw:image xlink:href="https://www.spigotmc.org/styles/default/xenforo/clear.png" xlink:type="simple" xlink:show="embed" xlink:actuate="onLoad"/><svg:title>:p</svg:title></draw:frame></text:span><text:span text:style-name="T6">'</text:span></text:p>
      <text:p text:style-name="P23">This config creates two prefixes and one suffixes. Players can only set these titles if they have the corresponding permissions.</text:p>
      <text:p text:style-name="P23"/>
      <text:p text:style-name="P23">The result of the vip title can be found under 'Example'.</text:p>
      <text:p text:style-name="P23"/>
      <text:p text:style-name="P30">Known issues</text:p>
      <text:list xml:id="list4872796553777506849" text:style-name="L20">
        <text:list-item>
          <text:p text:style-name="P11">In the config.yml of plugins of version 1.1.2 or lower is a character (§) which some Linux systems don't accept. You can remove it by editing the jar or by updating to the latest version.</text:p>
        </text:list-item>
        <text:list-item>
          <text:p text:style-name="P11">It seems titles dont work with some chat plugins without overriding the chat format. Should be fixed in 1.3.0</text:p>
        </text:list-item>
      </text:list>
      <text:p text:style-name="P27"><text:span text:style-name="T1">Found a bug? Create a ticket (top right of this page) or create an issue </text:span><text:a xlink:type="simple" xlink:href="https://github.com/DrkMatr1984/dsTitles/issues" office:target-frame-name="_blank" xlink:show="new" text:style-name="Internet_20_link" text:visited-style-name="Visited_20_Internet_20_Link"><text:span text:style-name="T2">here</text:span></text:a><text:span text:style-name="T1">.</text:span></text:p>
      <text:p text:style-name="P23"><text:soft-page-break/></text:p>
      <text:p text:style-name="P22">Changelog</text:p>
      <text:p text:style-name="P29">2.0.4</text:p>
      <text:list xml:id="list3819541920144274933" text:style-name="L21">
        <text:list-item>
          <text:p text:style-name="P24">Utilize HikariCP to fix database connection issues. </text:p>
        </text:list-item>
      </text:list>
      <text:p text:style-name="P29">2.0.3</text:p>
      <text:list xml:id="list31420916" text:continue-numbering="true" text:style-name="L21">
        <text:list-item>
          <text:p text:style-name="P12">Ability to use Hex Colors in chatTag and description of titles. Use them like &lt;#2AA8F2&gt; and &lt;gradient:#2AA8F2:#8BD448&gt; . Fixed<text:line-break/>some bugs.</text:p>
        </text:list-item>
      </text:list>
      <text:p text:style-name="P23"/>
      <text:p text:style-name="P29">2.0.0</text:p>
      <text:list xml:id="list8131513776488778462" text:style-name="L22">
        <text:list-item>
          <text:p text:style-name="P13">Added placeholder hooks, fixed bugs, updated for newer Java versions/ Spigot versions, code optimizations</text:p>
        </text:list-item>
      </text:list>
      <text:p text:style-name="P29">1.5.0</text:p>
      <text:list xml:id="list2237128568777906694" text:style-name="L23">
        <text:list-item>
          <text:p text:style-name="P14">You can now save the titles of players in YAML, mySQL, h2, Postgre or SQLite: Can be changed in config.yml/storage</text:p>
        </text:list-item>
        <text:list-item>
          <text:p text:style-name="P14">You can now set a default prefix and/or suffix by setting default_prefix and default_suffix in titleConfig.yml</text:p>
        </text:list-item>
        <text:list-item>
          <text:p text:style-name="P14">Bug fix (#1 title displaying "null")</text:p>
        </text:list-item>
      </text:list>
      <text:p text:style-name="P29">1.4.0</text:p>
      <text:list xml:id="list369115900401051027" text:style-name="L24">
        <text:list-item>
          <text:p text:style-name="P15">/title add and /title edit added. With these commands, you can add and edit titles ingame.</text:p>
        </text:list-item>
        <text:list-item>
          <text:p text:style-name="P15">You are now able to set titles of other players:</text:p>
        </text:list-item>
      </text:list>
      <text:p text:style-name="P23">- /title suffix set &lt;title&gt; &lt;player&gt;</text:p>
      <text:p text:style-name="P23"/>
      <text:p text:style-name="P23">- /title prefix set &lt;title&gt; &lt;player&gt;</text:p>
      <text:p text:style-name="P23"/>
      <text:p text:style-name="P23">- /title clear &lt;player&gt;</text:p>
      <text:p text:style-name="P28"/>
      <text:list xml:id="list4387785658777427814" text:style-name="L25">
        <text:list-item>
          <text:p text:style-name="P16">Added extra permissions. Every command now has its own permission.</text:p>
        </text:list-item>
        <text:list-item>
          <text:p text:style-name="P16">Added an option in config to disable all chattags.</text:p>
        </text:list-item>
      </text:list>
      <text:p text:style-name="P29">1.3.0</text:p>
      <text:list xml:id="list5397128004432057826" text:style-name="L26">
        <text:list-item>
          <text:p text:style-name="P17">Seperated titleprefix and titlesuffix</text:p>
        </text:list-item>
        <text:list-item>
          <text:p text:style-name="P17">Added permissions for changing prefix and suffix</text:p>
        </text:list-item>
        <text:list-item>
          <text:p text:style-name="P17">Added some extra config items which make it able to adapt to chatplugins.</text:p>
        </text:list-item>
        <text:list-item>
          <text:p text:style-name="P17">Fixed a bug reported by lanceryy</text:p>
        </text:list-item>
      </text:list>
      <text:p text:style-name="P29">1.2.1</text:p>
      <text:list xml:id="list5291497510809068118" text:style-name="L27">
        <text:list-item>
          <text:p text:style-name="P18">{titleprefix} and {titlesuffix} replaced by [titleprefix] and [titlesuffix] to be compatible with EssentialsChat.</text:p>
        </text:list-item>
        <text:list-item>
          <text:p text:style-name="P18">Added some length checks to avoid exceptions.</text:p>
        </text:list-item>
        <text:list-item>
          <text:p text:style-name="P18">Integrated both normal and ChatManager versions into one. Set general.use_deprecated_listener in config.yml to true for ChatManager.</text:p>
        </text:list-item>
        <text:list-item>
          <text:p text:style-name="P18">Changed priority of listeners, they now insert titles after all other plugins.</text:p>
        </text:list-item>
      </text:list>
      <text:p text:style-name="P29"><text:soft-page-break/>1.2.0</text:p>
      <text:list xml:id="list3186164162891629357" text:style-name="L28">
        <text:list-item>
          <text:p text:style-name="P19">Added nametag support. Use 'headprefix' and 'headsuffix' in titleConfig.yml to use it.</text:p>
        </text:list-item>
        <text:list-item>
          <text:p text:style-name="P19">Fixed a bug when loading the plugin on some Linux systems</text:p>
        </text:list-item>
        <text:list-item>
          <text:p text:style-name="P19">Some little tweaks</text:p>
        </text:list-item>
      </text:list>
      <text:p text:style-name="P25">1.1.2</text:p>
      <text:p text:style-name="P23">Version 1.1.1, compiled and tested with Bukkit 1.5 R0.1</text:p>
      <text:p text:style-name="P23"/>
      <text:p text:style-name="P25">1.1.1</text:p>
      <text:p text:style-name="P23">Added update checker, can be disabled/edited in the config</text:p>
      <text:p text:style-name="P23"/>
      <text:p text:style-name="P29">1.1.0</text:p>
      <text:list xml:id="list4119581138517907154" text:style-name="L29">
        <text:list-item>
          <text:p text:style-name="P20">/title grant added</text:p>
        </text:list-item>
        <text:list-item>
          <text:p text:style-name="P20">/title ungrant added</text:p>
        </text:list-item>
        <text:list-item>
          <text:p text:style-name="P20">Titles can now have both a prefix and a suffix. Use {titleprefix} and {titlesuffix} in your chatformat if you have your own format (instead of only {title})</text:p>
        </text:list-item>
      </text:list>
      <text:p text:style-name="P25">1.0.0</text:p>
      <text:p text:style-name="P23">Initial release</text:p>
      <text:p text:style-name="P23"/>
      <text:p text:style-name="P30">To do</text:p>
      <text:list xml:id="list8359685587641633643" text:style-name="L30">
        <text:list-item>
          <text:p text:style-name="P21">Create an optional GUI for the plugin</text:p>
        </text:list-item>
        <text:list-item>
          <text:p text:style-name="P21">Maybe: Make an option to change title color instead of making 16 different titles</text:p>
        </text:list-item>
      </text:list>
      <text:p text:style-name="P23">Please comment if you have any suggestion.</text:p>
      <text:p text:style-name="P23"/>
      <text:p text:style-name="P22">Other plugins</text:p>
      <text:p text:style-name="P23"/>
      <text:p text:style-name="P27"><text:a xlink:type="simple" xlink:href="https://www.spigotmc.org/resources/piggyback-more-than-just-a-stacker.14130/" text:style-name="Internet_20_link" text:visited-style-name="Visited_20_Internet_20_Link"><text:span text:style-name="T2">PiggyBack</text:span></text:a><text:span text:style-name="T1"> – Allows you to carry your friends!</text:span></text:p>
      <text:p text:style-name="P23"/>
      <text:p text:style-name="P27"><text:a xlink:type="simple" xlink:href="https://github.com/DrkMatr1984/Elytra" office:target-frame-name="_blank" xlink:show="new" text:style-name="Internet_20_link" text:visited-style-name="Visited_20_Internet_20_Link"><text:span text:style-name="T2">Elytra</text:span></text:a><text:span text:style-name="T1"> – Boost with Elytras!</text:span></text:p>
      <text:p text:style-name="P23"/>
      <text:p text:style-name="P22">Contribute</text:p>
      <text:p text:style-name="P26"><text:span text:style-name="T5"><draw:a xlink:type="simple" xlink:href="https://github.com/DrkMatr1984/dsTitles" office:target-frame-name="_blank" xlink:show="new"><draw:frame draw:style-name="fr1" draw:name="graphics6" text:anchor-type="as-char" svg:width="0.8228in" svg:height="0.3646in" draw:z-index="5"><draw:image xlink:href="http://i.imgur.com/xFJFkPj.png" xlink:type="simple" xlink:show="embed" xlink:actuate="onLoad"/></draw:frame></draw:a></text:span> <text:span text:style-name="T6">The source can be found on github by clickin on the butto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Helvetica Neue LT Pro', 'Helvetica Neue', Helvetica, Arial, sans-serif"/>
    <style:font-face style:name="OpenSymbol" svg:font-family="OpenSymbol"/>
    <style:font-face style:name="droid sans" svg:font-family="'droid sans', Arial, sans-serif"/>
    <style:font-face style:name="monospace" svg:font-family="monospace,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hreiner</meta:initial-creator>
    <meta:creation-date>2021-09-07T15:33:06.66</meta:creation-date>
    <dc:date>2022-05-04T11:19:46.16</dc:date>
    <dc:creator>Nicolas Shreiner</dc:creator>
    <meta:editing-duration>PT24M28S</meta:editing-duration>
    <meta:editing-cycles>5</meta:editing-cycles>
    <meta:generator>OpenOffice/4.1.10$Win32 OpenOffice.org_project/4110m2$Build-9807</meta:generator>
    <meta:document-statistic meta:table-count="0" meta:image-count="6" meta:object-count="0" meta:page-count="6" meta:paragraph-count="162" meta:word-count="1659" meta:character-count="10413"/>
  </office:meta>
</office:document-meta>
</file>